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line-height="200%" fo:text-align="center" style:justify-single-word="false" fo:text-indent="0.5in" style:auto-text-indent="true"/>
      <style:text-properties officeooo:rsid="000946bc" officeooo:paragraph-rsid="000946bc"/>
    </style:style>
    <style:style style:name="P2" style:family="paragraph" style:parent-style-name="Standard">
      <style:paragraph-properties fo:margin-left="0in" fo:margin-right="0in" fo:line-height="200%" fo:text-align="center" style:justify-single-word="false" fo:text-indent="0.5in" style:auto-text-indent="true"/>
      <style:text-properties fo:font-style="italic" fo:font-weight="bold" officeooo:rsid="000946bc" officeooo:paragraph-rsid="000946bc" style:font-style-asian="italic" style:font-weight-asian="bold" style:font-style-complex="italic" style:font-weight-complex="bold"/>
    </style:style>
    <style:style style:name="P3" style:family="paragraph" style:parent-style-name="Standard">
      <style:paragraph-properties fo:margin-left="0in" fo:margin-right="0in" fo:line-height="200%" fo:text-align="start" style:justify-single-word="false" fo:text-indent="0.5in" style:auto-text-indent="true"/>
      <style:text-properties fo:font-style="normal" fo:font-weight="normal" officeooo:rsid="000946bc" officeooo:paragraph-rsid="000946bc"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k and You Shall Receive</text:p>
      <text:p text:style-name="P1">John 4:10-14</text:p>
      <text:p text:style-name="P2">10 Jesus answered her, “If you knew the gift of God and who it is that asks you for a drink, you would have asked him and he would have given you living water.” “Sir,” the woman said, “you have nothing to draw with and the well is deep. Where can you get this living water? Are you greater than our father Jacob, who gave us the well and drank from it himself, as did also his sons and his livestock?” Jesus answered, “Everyone who drinks this water will be thirsty again, but whoever drinks the water I give them will never thirst. Indeed, the water I give them will become in them a spring of water welling up to eternal life.”</text:p>
      <text:p text:style-name="P3">A lot of people ask Jesus for a lot of things. They will ask for a new car, a new house, the newest electronics, a perfect bill of health, or help with their finances. They ask Jesus to fix their marriage, fix their health, and fix their problems. A lot of people ask Jesus for tangible things, they ask Jesus for things that would make them materially more happy and comfortable. They fail however to ask Jesus the important question of giving them eternal life.</text:p>
      <text:p text:style-name="P3">The Samaritan woman is a prime example of coming to Jesus asking Him for tangible things to make it day to day. This woman had no idea she was in the presence of God. She did not know that the water He was offering was one that lead to eternal life. Most of us in this room know the rest of the story. Jesus showed His deity by telling her things about herself that should would not have shared with anyone. Jesus saw right to her hearth and knew that it needed to change, and she accepted this gift of eternal life and told everyone in the town she went back to.</text:p>
      <text:p text:style-name="P3">Money may change you, often times for the worse. Being Healthy will change you but only temporarily. A new car may get you from point A to point B but only as fast as the speed limit allows. A new house may give you a bit of lift but the debt that is incurred can be crippling, however the gift of eternal life has no downsides. People of the world will see a difference in you, and more importantly <text:soft-page-break/>you will see a change in yourself. Jesus offered this woman eternal life and He offers us the same. All we have to do is ask, and believe. </text:p>
      <text:p text:style-name="P3">This life is but a vapor, we are only here a short time. In that time would you rather have health, wealth and earthly prosperity or the gift of eternal life with a well of living water where we will never thirst for eternity again.</text:p>
      <text:p text:style-name="P3">Classes may take their plac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17:52:34.048664484</meta:creation-date>
    <dc:title>Default</dc:title>
    <meta:editing-duration>PT17S</meta:editing-duration>
    <meta:editing-cycles>2</meta:editing-cycles>
    <meta:generator>LibreOffice/7.0.4.2$Linux_X86_64 LibreOffice_project/00$Build-2</meta:generator>
    <dc:date>2023-01-28T18:04:01.438440138</dc:date>
    <meta:document-statistic meta:table-count="0" meta:image-count="0" meta:object-count="0" meta:page-count="2" meta:paragraph-count="8" meta:word-count="483" meta:character-count="2493" meta:non-whitespace-character-count="2016"/>
    <meta:template xlink:type="simple" xlink:actuate="onRequest" xlink:title="Default" xlink:href="../../../../../../home/pastorczo13/Templates/Default.ott" meta:date="2023-01-28T17:52:31.506494236"/>
  </office:meta>
</office:document-meta>
</file>